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9D5352C33B4A5F32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343ae" style:font-size-asian="10pt" style:font-size-complex="10pt"/>
    </style:style>
    <style:style style:name="T5" style:family="text">
      <style:text-properties fo:font-size="10pt" officeooo:rsid="03b59f5f" style:font-size-asian="10pt" style:font-size-complex="10pt"/>
    </style:style>
    <style:style style:name="T6" style:family="text">
      <style:text-properties officeooo:rsid="039df3c0"/>
    </style:style>
    <style:style style:name="T7" style:family="text">
      <style:text-properties officeooo:rsid="03a9064a"/>
    </style:style>
    <style:style style:name="T8" style:family="text">
      <style:text-properties officeooo:rsid="03b1c27d"/>
    </style:style>
    <style:style style:name="T9" style:family="text">
      <style:text-properties officeooo:rsid="03aa70ca"/>
    </style:style>
    <style:style style:name="T10" style:family="text">
      <style:text-properties officeooo:rsid="03b2ebb5"/>
    </style:style>
    <style:style style:name="T11" style:family="text">
      <style:text-properties officeooo:rsid="03b343ae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2">2</text:span>.1.<text:span text:style-name="T13">20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3041826279216">
          <table:table-cell table:style-name="Tabelle3.A1" office:value-type="string">
            <text:h text:style-name="P22" text:outline-level="1"><text:bookmark-start text:name="__RefHeading___Toc1324_2343488134"/>N<text:span text:style-name="T6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9D5352C33B4A5F32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7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7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9">This is a compositing feature that does not belong to the </text:span><text:span text:style-name="T8">Geometry Nodes</text:span><text:span text:style-name="T9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8">Geometry Nodes</text:span> editor. It shares the menu with the Compositor Editor though. And so you see this menu items. It is deactivated. You can't use it in the <text:span text:style-name="T8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0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5M42S</meta:editing-duration>
    <meta:editing-cycles>833</meta:editing-cycles>
    <meta:generator>LibreOffice/7.0.4.2$Windows_X86_64 LibreOffice_project/dcf040e67528d9187c66b2379df5ea4407429775</meta:generator>
    <dc:date>2021-05-23T10:51:29.254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